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038cm"/>
    </style:style>
    <style:style style:name="Tabell2.B" style:family="table-column">
      <style:table-column-properties style:column-width="2.275cm"/>
    </style:style>
    <style:style style:name="Tabell2.C" style:family="table-column">
      <style:table-column-properties style:column-width="2.064cm"/>
    </style:style>
    <style:style style:name="Tabell2.D" style:family="table-column">
      <style:table-column-properties style:column-width="3.096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B"/>
        <table:table-row>
          <table:table-cell table:style-name="Tabell2.A1" office:value-type="string">
            <text:p text:style-name="P5">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5">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2" office:value-type="string">
            <text:p text:style-name="P5">AF1.2 – Intervjua Actors</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2</text:p>
          </table:table-cell>
          <table:table-cell table:style-name="Tabell2.E2" office:value-type="string">
            <text:p text:style-name="Table_20_Contents">CHECK -1</text:p>
          </table:table-cell>
        </table:table-row>
        <table:table-row>
          <table:table-cell table:style-name="Tabell2.A2" office:value-type="string">
            <text:p text:style-name="P5">AF1.3 – Söka ledtrådar</text:p>
          </table:table-cell>
          <table:table-cell table:style-name="Tabell2.B2" office:value-type="float" office:value="5">
            <text:p text:style-name="Table_20_Contents">5</text:p>
          </table:table-cell>
          <table:table-cell table:style-name="Tabell2.B2" office:value-type="float" office:value="7">
            <text:p text:style-name="Table_20_Contents">7</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P5">AF1.3.2 – Använda Blippern</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P5">AF1.4 – Anteckna</text:p>
          </table:table-cell>
          <table:table-cell table:style-name="Tabell2.B2" office:value-type="float" office:value="4">
            <text:p text:style-name="Table_20_Contents">4</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5">AF1.4.2- Ta bort Anteckningar</text:p>
          </table:table-cell>
          <table:table-cell table:style-name="Tabell2.B2" office:value-type="float" office:value="3">
            <text:p text:style-name="Table_20_Contents">3</text:p>
          </table:table-cell>
          <table:table-cell table:style-name="Tabell2.B2" office:value-type="float" office:value="5">
            <text:p text:style-name="Table_20_Contents">5</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5">AF1.5 – Påverka Actors humör</text:p>
          </table:table-cell>
          <table:table-cell table:style-name="Tabell2.B2" office:value-type="float" office:value="7">
            <text:p text:style-name="Table_20_Contents">7</text:p>
          </table:table-cell>
          <table:table-cell table:style-name="Tabell2.B2" office:value-type="float" office:value="5">
            <text:p text:style-name="Table_20_Contents">5</text:p>
          </table:table-cell>
          <table:table-cell table:style-name="Tabell2.A2" office:value-type="string">
            <text:p text:style-name="Table_20_Contents">BK3</text:p>
          </table:table-cell>
          <table:table-cell table:style-name="Tabell2.E2" office:value-type="string">
            <text:p text:style-name="Table_20_Contents">Check!</text:p>
          </table:table-cell>
        </table:table-row>
        <table:table-row>
          <table:table-cell table:style-name="Tabell2.A2" office:value-type="string">
            <text:p text:style-name="P5">AF1.6 – Navigera på "Spelplanen"</text:p>
          </table:table-cell>
          <table:table-cell table:style-name="Tabell2.B2" office:value-type="float" office:value="8">
            <text:p text:style-name="Table_20_Contents">8</text:p>
          </table:table-cell>
          <table:table-cell table:style-name="Tabell2.B2" office:value-type="float" office:value="7">
            <text:p text:style-name="Table_20_Contents">7</text:p>
          </table:table-cell>
          <table:table-cell table:style-name="Tabell2.A2" office:value-type="string">
            <text:p text:style-name="Table_20_Contents">BK2</text:p>
          </table:table-cell>
          <table:table-cell table:style-name="Tabell2.E2" office:value-type="string">
            <text:p text:style-name="Table_20_Contents">CHECK</text:p>
          </table:table-cell>
        </table:table-row>
        <table:table-row>
          <table:table-cell table:style-name="Tabell2.A2" office:value-type="string">
            <text:p text:style-name="P5">AF1.7 – Anklaga mördare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P5">AF1.8 – Spelarens tidspoäng tar slut</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5">AF1.9 – Spelaren kan "rota"</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Standard">AF2.0-Placering av ledtrådar</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1</text:p>
          </table:table-cell>
          <table:table-cell table:style-name="Tabell2.E2" office:value-type="string">
            <text:p text:style-name="Table_20_Contents">Check!</text:p>
          </table:table-cell>
        </table:table-row>
        <table:table-row>
          <table:table-cell table:style-name="Tabell2.A2" office:value-type="string">
            <text:p text:style-name="Standard">AF2.1-Roller blir olika</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1</text:p>
          </table:table-cell>
          <table:table-cell table:style-name="Tabell2.E2" office:value-type="string">
            <text:p text:style-name="Table_20_Contents"/>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oft-page-break/><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oft-page-break/><text:span text:style-name="T5">igenom, att rota igenom något kostar tidspoäng och är inte något man bör göra utan att ta det i åtanke. Genom att rota kan man få tillgång till vissa ledtrådar.</text:span></text:p>
      <text:p text:style-name="P5"/>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5"/>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4"><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3H56M28S</meta:editing-duration>
    <meta:editing-cycles>80</meta:editing-cycles>
    <meta:generator>OpenOffice.org/3.4.1$Win32 OpenOffice.org_project/341m1$Build-9593</meta:generator>
    <dc:date>2014-05-12T12:09:29.04</dc:date>
    <meta:document-statistic meta:table-count="2" meta:image-count="0" meta:object-count="0" meta:page-count="4" meta:paragraph-count="79" meta:word-count="968" meta:character-count="5602"/>
    <meta:user-defined meta:name="Info 1"/>
    <meta:user-defined meta:name="Info 2"/>
    <meta:user-defined meta:name="Info 3"/>
    <meta:user-defined meta:name="Info 4"/>
  </office:meta>
</office:document-meta>
</file>